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_ATXMod2_2022-09-2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Номинал</text:p>
          </table:table-cell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Конденсаторы</text:p>
          </table:table-cell>
          <table:covered-table-cell table:number-columns-repeated="4"/>
          <table:covered-table-cell table:style-name="ce3"/>
          <table:covered-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μFx16</text:p>
          </table:table-cell>
          <table:table-cell office:value-type="string" calcext:value-type="string">
            <text:p>CAP-SMDС</text:p>
          </table:table-cell>
          <table:table-cell office:value-type="float" office:value="20" calcext:value-type="float">
            <text:p>20,00</text:p>
          </table:table-cell>
          <table:table-cell table:formula="of:=[.B3]*[.F3]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9,C12,C1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206</text:p>
          </table:table-cell>
          <table:table-cell office:value-type="float" office:value="4" calcext:value-type="float">
            <text:p>4,00</text:p>
          </table:table-cell>
          <table:table-cell table:formula="of:=[.B4]*[.F4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5]*[.F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6]*[.F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7]*[.F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8]*[.F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9]*[.F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9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10]*[.F10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Микросхемы</text:p>
          </table:table-cell>
          <table:covered-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C79M05</text:p>
          </table:table-cell>
          <table:table-cell office:value-type="string" calcext:value-type="string">
            <text:p>TO-252</text:p>
          </table:table-cell>
          <table:table-cell office:value-type="float" office:value="22" calcext:value-type="float">
            <text:p>22,00</text:p>
          </table:table-cell>
          <table:table-cell table:formula="of:=[.B12]*[.F1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NCP3170ADR2</text:p>
          </table:table-cell>
          <table:table-cell office:value-type="string" calcext:value-type="string">
            <text:p>SOIC-8</text:p>
          </table:table-cell>
          <table:table-cell office:value-type="float" office:value="64" calcext:value-type="float">
            <text:p>64,00</text:p>
          </table:table-cell>
          <table:table-cell table:formula="of:=[.B13]*[.F13]" office:value-type="float" office:value="128" calcext:value-type="float">
            <text:p>128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Индуктивности</text:p>
          </table:table-cell>
          <table:covered-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4.7μH</text:p>
          </table:table-cell>
          <table:table-cell office:value-type="string" calcext:value-type="string">
            <text:p>IND-SMD-1040</text:p>
          </table:table-cell>
          <table:table-cell office:value-type="float" office:value="30" calcext:value-type="float">
            <text:p>30,00</text:p>
          </table:table-cell>
          <table:table-cell table:formula="of:=[.B15]*[.F15]" office:value-type="float" office:value="60" calcext:value-type="float">
            <text:p>60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езисторы</text:p>
          </table:table-cell>
          <table:covered-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7]*[.F17]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8]*[.F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2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9]*[.F1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.3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0]*[.F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1]*[.F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8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2]*[.F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6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3]*[.F2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60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4]*[.F24]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Разъемы</text:p>
          </table:table-cell>
          <table:covered-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Molex_ATX_20P</text:p>
          </table:table-cell>
          <table:table-cell office:value-type="float" office:value="63" calcext:value-type="float">
            <text:p>63,00</text:p>
          </table:table-cell>
          <table:table-cell table:formula="of:=[.B26]*[.F26]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JVC MINI 4 pin</text:p>
          </table:table-cell>
          <table:table-cell office:value-type="float" office:value="5" calcext:value-type="float">
            <text:p>5,00</text:p>
          </table:table-cell>
          <table:table-cell table:formula="of:=[.B27]*[.F27]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Прочее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чатная плата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SUM([.G3:.G27])" office:value-type="float" office:value="359" calcext:value-type="float">
            <text:p>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.00.0000</text:date>, <text:time style:data-style-name="N2" text:time-value="15:50:43.3811754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1T15:54:19.228097929</dc:date>
    <meta:editing-duration>PT8M1S</meta:editing-duration>
    <meta:editing-cycles>2</meta:editing-cycles>
    <meta:generator>LibreOffice/6.4.7.2$Linux_X86_64 LibreOffice_project/40$Build-2</meta:generator>
    <meta:document-statistic meta:table-count="1" meta:cell-count="164" meta:object-count="0"/>
  </office:meta>
</office:document-meta>
</file>